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style:text-properties style:font-name="Times New Roman" fo:font-size="12pt" style:font-size-asian="12pt" style:font-size-complex="12pt"/>
    </style:style>
    <style:style style:name="P2" style:family="paragraph" style:parent-style-name="Standard">
      <style:paragraph-properties fo:line-height="200%" fo:text-align="end" style:justify-single-word="false"/>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200%"/>
    </style:style>
    <style:style style:name="P5" style:family="paragraph" style:parent-style-name="Standard">
      <style:paragraph-properties fo:line-height="200%" fo:text-align="end" style:justify-single-word="false" fo:break-before="page"/>
      <style:text-properties style:font-name="Times New Roman" fo:font-size="12pt" style:font-size-asian="12pt" style:font-size-complex="12pt"/>
    </style:style>
    <style:style style:name="P6" style:family="paragraph" style:parent-style-name="Standard" style:master-page-name="Standard">
      <style:paragraph-properties fo:line-height="200%" style:page-number="1"/>
      <style:text-properties style:font-name="Times New Roman" fo:font-size="12pt" style:font-size-asian="12pt" style:font-size-complex="12pt"/>
    </style:style>
    <style:style style:name="P7" style:family="paragraph" style:parent-style-name="Footnote">
      <style:text-properties style:font-name="Times New Roman" fo:font-size="11pt" style:font-size-asian="11pt" style:font-size-complex="11pt"/>
    </style:style>
    <style:style style:name="P8" style:family="paragraph" style:parent-style-name="Footnote">
      <style:paragraph-properties fo:line-height="115%"/>
      <style:text-properties style:font-name="Times New Roman" fo:font-size="11pt" style:font-size-asian="11pt" style:font-size-complex="11pt"/>
    </style:style>
    <style:style style:name="P9" style:family="paragraph" style:parent-style-name="Footnote">
      <style:text-properties fo:font-size="10.5pt" style:font-size-asian="10.5pt" style:font-size-complex="10.5pt"/>
    </style:style>
    <style:style style:name="T1" style:family="text">
      <style:text-properties fo:color="#1155cc" style:font-name="Times New Roman"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loyd Brown</text:p>
      <text:p text:style-name="P1">Born Missouri, lived in Maryland</text:p>
      <text:p text:style-name="P1">Oct. 7, 1901 - Mar. 29, 2007</text:p>
      <text:p text:style-name="P1">Last known surviving World War I Navy veteran, died Thursday in Charlotte Hall at 105.<text:line-break/>The fourth of nine children</text:p>
      <text:p text:style-name="P1">Born in Lutie, Mo., small farming town in the Ozarks. His family later moved to Chadwick, Mo.</text:p>
      <text:p text:style-name="P1">1918, at 16, Mr. Brown lied about his age to join the Navy and was soon on the gun crew on the battleship New Hampshire BB 25.<text:line-break/>Mr. Brown finished his tour of duty in 1919, took a break for a couple of years, then re-enlisted. He learned to play the cello at the armed forces’ musicians school in Norfolk, Va., and was assigned to an admiral’s 10-piece chamber orchestra aboard the armored cruiser Seattle. USS Washington (ACR-11)<text:line-break/>He married Ileen Holland, a Canadian, on Christmas Eve 1922, and they had a son and daughter. The marriage ended in the late 1920s.<text:line-break/>When Mr. Brown ended his military career in 1925, he joined Engine Company 16 of the District of Columbia Fire Department. It served the White House and embassies.<text:line-break/>He married Sadie Mae Rutherford in 1938, and they settled in Washington and had two daughters. Mr. Brown worked as a firefighter until the 1950s, when the family moved to Prince George’s County, and then to the Eastern Shore of Maryland. The Browns later retired to Florida, but returned to Maryland in 1993 as Sadie Brown’s health failed. She died in 1998.<text:line-break/>Mr. Brown’s three daughters survive him.</text:p>
      <text:p text:style-name="P1"/>
      <text:p text:style-name="P1">https://www.nytimes.com/2007/04/03/us/03brown.html</text:p>
      <text:p text:style-name="P1"><text:soft-page-break/></text:p>
      <text:p text:style-name="P1"/>
      <text:p text:style-name="P1">Lloyd Brown spends little time thinking about the days his ship escorted convoys in North Atlantic waters threatened by German submarines. Living alone in a house in southern Maryland, just a few blocks from his daughter, Nancy, he does not believe that his war has been forgotten and feels satisfied with the attention paid to its veterans over the years.<text:line-break/><text:line-break/>“You can’t celebrate World War I year after year after year, because there are other events taking place,” says Brown, who watches the news each day to keep up with the world. “You have to honor them.”</text:p>
      <text:p text:style-name="P4"><text:a xlink:type="simple" xlink:href="http://www.nbcnews.com/id/9992925/ns/us_news-life/t/centenarian-veterans-recall-great-war/" text:style-name="ListLabel_20_1" text:visited-style-name="ListLabel_20_1"><text:span text:style-name="T1">http://www.nbcnews.com/id/9992925/ns/us_news-life/t/centenarian-veterans-recall-great-war/</text:span></text:a></text:p>
      <text:p text:style-name="P1"/>
      <text:p text:style-name="P1">Look at http://www.eyewitnesstohistory.com/snprelief4.htm</text:p>
      <text:p text:style-name="P1"/>
      <text:p text:style-name="P1">In the way that he tells it, his experience was fairly typical of many other veterans who served their part in the war and were r</text:p>
      <text:p text:style-name="P5">Timothy Barber</text:p>
      <text:p text:style-name="P2">April 16<text:span text:style-name="T2">th</text:span> 2019</text:p>
      <text:p text:style-name="P2">US History - 5</text:p>
      <text:p text:style-name="P3">Seaman and Cellist Lloyd Brown</text:p>
      <text:p text:style-name="P1"><text:tab/>Scraping seashells, scrubbing the deck, cleaning the walls, painting the ship, all of these activites were part of young Lloyd Brown's daily routine on the USS New Hampshire. These weren't particularly exciting chores, but the ship needed to be kept clean. Stationed on a “4 – stacker<text:note text:id="ftn0" text:note-class="footnote"><text:note-citation>1</text:note-citation><text:note-body><text:p text:style-name="P8">Video Interview 16:37</text:p></text:note-body></text:note>” for the large part of his military career, coal dust was everywhere<text:note text:id="ftn1" text:note-class="footnote"><text:note-citation>2</text:note-citation><text:note-body><text:p text:style-name="P8">Video Interview 16:24</text:p></text:note-body></text:note> and needed to be kept under control. Lloyd recounts another chore he had to perform while on the battleship, in which he would sprinkle sand over the deck when it was wet, then take a big brick and stick a broom handle through it, and scrup the deck. They called it “holy-stoning.” When asked about the big 3-inch guns on board, Lloyd almost dismisses them, saying that he did load them often and at one point in fact shoot them for target practice, but they didn't faze him.<text:note text:id="ftn2" text:note-class="footnote"><text:note-citation>3</text:note-citation><text:note-body><text:p text:style-name="P8">Video Interview 13:58</text:p></text:note-body></text:note> This was remarkable for someone like Lloyd, who had never before traveled “any great distance<text:note text:id="ftn4" text:note-class="footnote"><text:note-citation>4</text:note-citation><text:note-body><text:p text:style-name="P8">Video Interview 5:40</text:p></text:note-body></text:note>” from his hometown, located in Chadwick, Missouri. While his daily life was not always particularly suspenseful, he ultimately joined the Navy because he felt convicted to serve his part, to get away from his drab life at home, and also simply because everyone else was already doing it too.</text:p>
      <text:p text:style-name="P1"><text:tab/>At the start of World War One, Lloyd supposes that he felt “the same as everyone else<text:note text:id="ftn3" text:note-class="footnote"><text:note-citation>5</text:note-citation><text:note-body><text:p text:style-name="P7">Video Interview 8:15</text:p></text:note-body></text:note>” about the war, he didn't want the Germans taking over. His older brother joined the war before he did, and went to France for some time. This was likely one of the reasons Lloyd decided to <text:soft-page-break/>lie about his age and sign up for the army at sixteen, claiming he was born in 1899 instead of 1901. This lie copied over to all of his official documents, even his social security card.<text:note text:id="ftn5" text:note-class="footnote"><text:note-citation>6</text:note-citation><text:note-body><text:p text:style-name="P8">Video Interview 1:01</text:p></text:note-body></text:note> He joined partly because living in Missouri, he didn't get out much and wanted to travel and see the world, which is why he joined the Navy specifically. He had a brief several-week training period, where he learned to splice ropes, shoot guns, and row boats - “things that seamen do<text:note text:id="ftn6" text:note-class="footnote"><text:note-citation>7</text:note-citation><text:note-body><text:p text:style-name="P7">Video Interview 11:36</text:p></text:note-body></text:note>” It was immediately after this training when he was assigned the USS Newhampshire. He tells that he lived in the rooms serving as both bedrooms and dining halls, writing letters to his parents often enough and doing his daily duties. When the Newhampshire left the dock, it went along with other battleships, their collective goal being to keep the area clear of submarines.<text:note text:id="ftn7" text:note-class="footnote"><text:note-citation>8</text:note-citation><text:note-body><text:p text:style-name="P7">Video Interview 19:12</text:p></text:note-body></text:note> They didn't have any especially memorable interactions with any foreign submarines but he does fondly remember touring a captured German submarine taken into Philadelphia by another crew. He remembers the “fine workmanship<text:note text:id="ftn9" text:note-class="footnote"><text:note-citation>9</text:note-citation><text:note-body><text:p text:style-name="P7">Video Interview 20:07</text:p></text:note-body></text:note>” it was made with.</text:p>
      <text:p text:style-name="P1"><text:tab/>Lloyd didn't just bunk and eat with the army, he was also paid $21 dollars a month as a Seaman Second Class, which was his to save, send back home, or spend when on leave back in Philadelphia. Lloyd says that most of the crew was close naturally from living together for months on end. He would go ashore with one of his friends occasionally and pick up girls at central park or other places. Not much longer than a year after he enlisted, he learned of the end of the war and went back home in a train on October of 1919 and started working for his father. He didn't work for too long, he learned to play cello and re-joined the army in 1921 as a member of the admiral's orchestra. This time he was on an armored cruiser, type Seattle, named the USS Washington. This ship was the admiral's flagship, and they never stayed in one place for long.<text:note text:id="ftn8" text:note-class="footnote"><text:note-citation>10</text:note-citation><text:note-body><text:p text:style-name="P8">Video Interview 35:17</text:p></text:note-body></text:note> <text:soft-page-break/>Soon after the conclusion of his second tour of duty, he moved close to the east coast and joined the fire department, serving in The District of Columbia in Engine Company 16. An article was published about him when he saved a 225lb man from the second story of a burning building. Day-to-day he could be found working on the fire engines, fixing them up and getting them ready, and putting out fires when needed.</text:p>
      <text:p text:style-name="P1"><text:tab/>He married Canadian Ileen Holland and together they had two children. When Ileen died in the late 1920s, he remarried to Sadie Mae Rutherford, a government worker and together they also had two children. When World War Two began he says he wasn't particularly concerned that he would be drafted again, as he was a fireman.<text:note text:id="ftn11" text:note-class="footnote"><text:note-citation>11</text:note-citation><text:note-body><text:p text:style-name="P7">Video Interview 42:37</text:p></text:note-body></text:note> He also says that luckily his pay and daily life wasn't affected much by the Great Depression.<text:note text:id="ftn10" text:note-class="footnote"><text:note-citation>12</text:note-citation><text:note-body><text:p text:style-name="P7">Video Interview 40:31</text:p></text:note-body></text:note></text:p>
      <text:p text:style-name="P1"><text:tab/>Lloyd Brown was the last surviving Navy veteran of World War One when he died on March 29<text:span text:style-name="T2">th</text:span>, 2007 at the age of 105. He was a great model of the more common, lesser dramatized versions of real-life veterans, who might not have been in big battles or commanded entire battalions, but still faithfully did their part during the international crisis of war. He did not let the war wear him down to an irritable person, but steadfastly went about his duties every day with vigilance and honour. He doesn't constantly dwell on his service though, an NBC News article quoted him “'You can’t celebrate World War I year after year after year, because there are other events taking place,' says Brown, who watches the news each day to keep up with the world. 'You have to honor them.<text:note text:id="ftn12" text:note-class="footnote"><text:note-citation>13</text:note-citation><text:note-body><text:p text:style-name="P9"><text:span text:style-name="T3"><text:s/>http://www.nbcnews.com/id/9992925/ns/us_news-life/t/centenarian-veterans-recall-great-war/</text:span></text:p></text:note-body></text:note>'” His experience was likely typical among other World War One veterans, not everyone can participate in the eventful battles and raids. He served when he felt he was old enough, and re-enlisted when he became tired of home life, and concluded his life of public service as a fireman, a great example of his generation's determination and <text:soft-page-break/>pat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0201in" fo:margin-bottom="1.0201in" fo:margin-left="1.0201in" fo:margin-right="1.020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9-04-15T23:28:29.59</dc:date>
    <dc:creator>Tim Barber</dc:creator>
    <meta:editing-duration>PT2H48M57S</meta:editing-duration>
    <meta:editing-cycles>4</meta:editing-cycles>
    <meta:document-statistic meta:table-count="0" meta:image-count="0" meta:object-count="0" meta:page-count="6" meta:paragraph-count="33" meta:word-count="1404" meta:character-count="8095"/>
  </office:meta>
</office:document-meta>
</file>